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entium Basic" svg:font-family="'Gentium Basic'" style:font-pitch="variable"/>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erriweather Sans" svg:font-family="'Merriweather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Gentium Book Basic" officeooo:rsid="00014eb1" officeooo:paragraph-rsid="00014eb1"/>
    </style:style>
    <style:style style:name="P2" style:family="paragraph" style:parent-style-name="Text_20_body">
      <style:text-properties style:font-name="Gentium Book Basic" officeooo:rsid="00014eb1" officeooo:paragraph-rsid="0002fa12"/>
    </style:style>
    <style:style style:name="P3" style:family="paragraph" style:parent-style-name="Text_20_body">
      <style:text-properties style:font-name="Gentium Book Basic" officeooo:rsid="0002fa12" officeooo:paragraph-rsid="0002fa12"/>
    </style:style>
    <style:style style:name="P4" style:family="paragraph" style:parent-style-name="Text_20_body">
      <style:text-properties officeooo:rsid="0002fa12" officeooo:paragraph-rsid="0002fa12"/>
    </style:style>
    <style:style style:name="P5" style:family="paragraph" style:parent-style-name="Text_20_body">
      <style:paragraph-properties fo:text-align="center" style:justify-single-word="false"/>
      <style:text-properties fo:font-style="italic" officeooo:rsid="0002fa12" officeooo:paragraph-rsid="0002fa12" style:font-style-asian="italic" style:font-style-complex="italic"/>
    </style:style>
    <style:style style:name="P6" style:family="paragraph" style:parent-style-name="Quotations">
      <style:text-properties style:font-name="Merriweather Sans" fo:font-size="10pt" fo:font-style="italic" officeooo:rsid="00014eb1" officeooo:paragraph-rsid="00014eb1" style:font-size-asian="10pt" style:font-style-asian="italic" style:font-size-complex="10pt" style:font-style-complex="italic"/>
    </style:style>
    <style:style style:name="P7" style:family="paragraph" style:parent-style-name="Quotations">
      <style:text-properties style:font-name="Merriweather Sans" fo:font-size="10pt" fo:font-style="italic" officeooo:rsid="00014eb1" officeooo:paragraph-rsid="0002fa12" style:font-size-asian="10pt" style:font-style-asian="italic" style:font-size-complex="10pt" style:font-style-complex="italic"/>
    </style:style>
    <style:style style:name="P8" style:family="paragraph" style:parent-style-name="Quotations">
      <style:text-properties style:font-name="Merriweather Sans" fo:font-size="10pt" fo:font-style="italic" officeooo:rsid="0002fa12" officeooo:paragraph-rsid="0002fa12" style:font-size-asian="10pt" style:font-style-asian="italic" style:font-size-complex="10pt" style:font-style-complex="italic"/>
    </style:style>
    <style:style style:name="P9" style:family="paragraph" style:parent-style-name="Title">
      <style:text-properties style:font-name="Gentium Basic" officeooo:rsid="00014eb1" officeooo:paragraph-rsid="00014eb1"/>
    </style:style>
    <style:style style:name="P10" style:family="paragraph" style:parent-style-name="Title">
      <style:text-properties style:font-name="Gentium Basic" officeooo:rsid="00014eb1" officeooo:paragraph-rsid="0002fa12"/>
    </style:style>
    <style:style style:name="T1" style:family="text">
      <style:text-properties fo:font-style="italic" style:font-style-asian="italic" style:font-style-complex="italic"/>
    </style:style>
    <style:style style:name="T2" style:family="text">
      <style:text-properties style:font-name="Merriweather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rrata</text:p>
      <text:p text:style-name="P1">It should hardly be a surprise that a living project would come with a sheet of errata. As my life continues to evolve, so too does a project about that life.</text:p>
      <text:p text:style-name="P6">That said.</text:p>
      <text:p text:style-name="P1">Yes. That said, there is one important bit of errata that I would like to call out, which is that, given the nature of a scattered mind managing two computers with workspaces on them, the original PDF of <text:span text:style-name="T2">ally</text:span> that was sent to the printer was an older compilation of the source material, and lacked an entire section. </text:p>
      <text:p text:style-name="P1">You may perhaps notice that the last several pages of the story are simply black on a white page with the usual large margins. This is the first version that made it to the printer. While I was able to fix this error and receive new copies of the book, I was not able to do so before I had already ordered two boxes worth, leaving me with sixteen copies of the book without the complete text.</text:p>
      <text:p text:style-name="P1">For this, I apologize. All of the copies going forward will have the new content in them, of course, and those are the copies I will be shipping out to everyone who orders. However, on the chance that I run out of those new copies and folks would like to not wait for me to order more (this being the year of COVID-19, such orders take several weeks), I will be shipping these original copies instead. If you have received a copy with this note in it, that is because you have received one of these copies.</text:p>
      <text:p text:style-name="P6">And so here I am, rearing my non-existent head once more, to give weight to your apology.</text:p>
      <text:p text:style-name="P3">You didn’t have to.</text:p>
      <text:p text:style-name="P8">Would an errata sheet be the same without me?</text:p>
      <text:p text:style-name="P3">I suppose not.</text:p>
      <text:p text:style-name="P3">Needless to say, I gave some thought as to how to include that section in this copy. Would I print it out? Perhaps. Would I leave a link to the new content? Another option, yes. Would I ignore it, pretend that such a thing did not exist?</text:p>
      <text:p text:style-name="P3">But no, that last is not an option, for it completes the arc of the book. There are two deaths, after all. There is the death of Matthew, and there is, now, the second death of Madison, and that final selection is all about that death.</text:p>
      <text:p text:style-name="P3">Included with your book, you should have received a print-out of that section. If you have not, you may find it online at <text:span text:style-name="T1">ally.id/dad/as/a/person/</text:span></text:p>
      <text:p text:style-name="P8">Is that enough to satisfy your omnipresent need for completion?</text:p>
      <text:p text:style-name="P4">No, but it will have to do.</text:p>
      <text:p text:style-name="P5">Madison Scott-Clary</text:p>
      <text:p text:style-name="P10"><text:soft-page-break/>Errata</text:p>
      <text:p text:style-name="P2">It should hardly be a surprise that a living project would come with a sheet of errata. As my life continues to evolve, so too does a project about that life.</text:p>
      <text:p text:style-name="P7">That said.</text:p>
      <text:p text:style-name="P2">Yes. That said, there is one important bit of errata that I would like to call out, which is that, given the nature of a scattered mind managing two computers with workspaces on them, the original PDF of <text:span text:style-name="T2">ally</text:span> that was sent to the printer was an older compilation of the source material, and lacked an entire section. </text:p>
      <text:p text:style-name="P2">You may perhaps notice that the last several pages of the story are simply black on a white page with the usual large margins. This is the first version that made it to the printer. While I was able to fix this error and receive new copies of the book, I was not able to do so before I had already ordered two boxes worth, leaving me with sixteen copies of the book without the complete text.</text:p>
      <text:p text:style-name="P2">For this, I apologize. All of the copies going forward will have the new content in them, of course, and those are the copies I will be shipping out to everyone who orders. However, on the chance that I run out of those new copies and folks would like to not wait for me to order more (this being the year of COVID-19, such orders take several weeks), I will be shipping these original copies instead. If you have received a copy with this note in it, that is because you have received one of these copies.</text:p>
      <text:p text:style-name="P7">And so here I am, rearing my non-existent head once more, to give weight to your apology.</text:p>
      <text:p text:style-name="P3">You didn’t have to.</text:p>
      <text:p text:style-name="P8">Would an errata sheet be the same without me?</text:p>
      <text:p text:style-name="P3">I suppose not.</text:p>
      <text:p text:style-name="P3">Needless to say, I gave some thought as to how to include that section in this copy. Would I print it out? Perhaps. Would I leave a link to the new content? Another option, yes. Would I ignore it, pretend that such a thing did not exist?</text:p>
      <text:p text:style-name="P3">But no, that last is not an option, for it completes the arc of the book. There are two deaths, after all. There is the death of Matthew, and there is, now, the second death of Madison, and that final selection is all about that death.</text:p>
      <text:p text:style-name="P3">Included with your book, you should have received a print-out of that section. If you have not, you may find it online at <text:span text:style-name="T1">ally.id/dad/as/a/person/</text:span></text:p>
      <text:p text:style-name="P8">Is that enough to satisfy your omnipresent need for completion?</text:p>
      <text:p text:style-name="P4">No, but it will have to do.</text:p>
      <text:p text:style-name="P5">Madison Scott-Clary</text:p>
      <text:p text:style-name="P10"><text:soft-page-break/>Errata</text:p>
      <text:p text:style-name="P2">It should hardly be a surprise that a living project would come with a sheet of errata. As my life continues to evolve, so too does a project about that life.</text:p>
      <text:p text:style-name="P7">That said.</text:p>
      <text:p text:style-name="P2">Yes. That said, there is one important bit of errata that I would like to call out, which is that, given the nature of a scattered mind managing two computers with workspaces on them, the original PDF of <text:span text:style-name="T2">ally</text:span> that was sent to the printer was an older compilation of the source material, and lacked an entire section. </text:p>
      <text:p text:style-name="P2">You may perhaps notice that the last several pages of the story are simply black on a white page with the usual large margins. This is the first version that made it to the printer. While I was able to fix this error and receive new copies of the book, I was not able to do so before I had already ordered two boxes worth, leaving me with sixteen copies of the book without the complete text.</text:p>
      <text:p text:style-name="P2">For this, I apologize. All of the copies going forward will have the new content in them, of course, and those are the copies I will be shipping out to everyone who orders. However, on the chance that I run out of those new copies and folks would like to not wait for me to order more (this being the year of COVID-19, such orders take several weeks), I will be shipping these original copies instead. If you have received a copy with this note in it, that is because you have received one of these copies.</text:p>
      <text:p text:style-name="P7">And so here I am, rearing my non-existent head once more, to give weight to your apology.</text:p>
      <text:p text:style-name="P3">You didn’t have to.</text:p>
      <text:p text:style-name="P8">Would an errata sheet be the same without me?</text:p>
      <text:p text:style-name="P3">I suppose not.</text:p>
      <text:p text:style-name="P3">Needless to say, I gave some thought as to how to include that section in this copy. Would I print it out? Perhaps. Would I leave a link to the new content? Another option, yes. Would I ignore it, pretend that such a thing did not exist?</text:p>
      <text:p text:style-name="P3">But no, that last is not an option, for it completes the arc of the book. There are two deaths, after all. There is the death of Matthew, and there is, now, the second death of Madison, and that final selection is all about that death.</text:p>
      <text:p text:style-name="P3">Included with your book, you should have received a print-out of that section. If you have not, you may find it online at <text:span text:style-name="T1">ally.id/dad/as/a/person/</text:span></text:p>
      <text:p text:style-name="P8">Is that enough to satisfy your omnipresent need for completion?</text:p>
      <text:p text:style-name="P4">No, but it will have to do.</text:p>
      <text:p text:style-name="P5">Madison Scott-Clary</text:p>
      <text:p text:style-name="P10"><text:soft-page-break/>Errata</text:p>
      <text:p text:style-name="P2">It should hardly be a surprise that a living project would come with a sheet of errata. As my life continues to evolve, so too does a project about that life.</text:p>
      <text:p text:style-name="P7">That said.</text:p>
      <text:p text:style-name="P2">Yes. That said, there is one important bit of errata that I would like to call out, which is that, given the nature of a scattered mind managing two computers with workspaces on them, the original PDF of <text:span text:style-name="T2">ally</text:span> that was sent to the printer was an older compilation of the source material, and lacked an entire section. </text:p>
      <text:p text:style-name="P2">You may perhaps notice that the last several pages of the story are simply black on a white page with the usual large margins. This is the first version that made it to the printer. While I was able to fix this error and receive new copies of the book, I was not able to do so before I had already ordered two boxes worth, leaving me with sixteen copies of the book without the complete text.</text:p>
      <text:p text:style-name="P2">For this, I apologize. All of the copies going forward will have the new content in them, of course, and those are the copies I will be shipping out to everyone who orders. However, on the chance that I run out of those new copies and folks would like to not wait for me to order more (this being the year of COVID-19, such orders take several weeks), I will be shipping these original copies instead. If you have received a copy with this note in it, that is because you have received one of these copies.</text:p>
      <text:p text:style-name="P7">And so here I am, rearing my non-existent head once more, to give weight to your apology.</text:p>
      <text:p text:style-name="P3">You didn’t have to.</text:p>
      <text:p text:style-name="P8">Would an errata sheet be the same without me?</text:p>
      <text:p text:style-name="P3">I suppose not.</text:p>
      <text:p text:style-name="P3">Needless to say, I gave some thought as to how to include that section in this copy. Would I print it out? Perhaps. Would I leave a link to the new content? Another option, yes. Would I ignore it, pretend that such a thing did not exist?</text:p>
      <text:p text:style-name="P3">But no, that last is not an option, for it completes the arc of the book. There are two deaths, after all. There is the death of Matthew, and there is, now, the second death of Madison, and that final selection is all about that death.</text:p>
      <text:p text:style-name="P3">Included with your book, you should have received a print-out of that section. If you have not, you may find it online at <text:span text:style-name="T1">ally.id/dad/as/a/person/</text:span></text:p>
      <text:p text:style-name="P8">Is that enough to satisfy your omnipresent need for completion?</text:p>
      <text:p text:style-name="P4">No, but it will have to do.</text:p>
      <text:p text:style-name="P5">Madison Scott-Cl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entium Basic" svg:font-family="'Gentium Basic'" style:font-pitch="variable"/>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erriweather Sans" svg:font-family="'Merriweather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ison Scott-Clary</meta:initial-creator>
    <meta:creation-date>2020-04-03T22:05:31.775761418</meta:creation-date>
    <meta:printed-by>Madison Scott-Clary</meta:printed-by>
    <meta:print-date>2020-04-03T22:28:03.259659794</meta:print-date>
    <dc:date>2020-04-03T23:04:32.688159674</dc:date>
    <dc:creator>Madison Scott-Clary</dc:creator>
    <meta:editing-duration>PT38M30S</meta:editing-duration>
    <meta:editing-cycles>1</meta:editing-cycles>
    <meta:document-statistic meta:table-count="0" meta:image-count="0" meta:object-count="0" meta:page-count="4" meta:paragraph-count="64" meta:word-count="1740" meta:character-count="9132" meta:non-whitespace-character-count="7452"/>
    <meta:generator>LibreOffice/6.2.8.2$Linux_X86_64 LibreOffice_project/20$Build-2</meta:generator>
  </office:meta>
</office:document-meta>
</file>